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5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officeooo:rsid="007e180c" officeooo:paragraph-rsid="00eda07e" style:font-size-asian="8.75pt" style:font-size-complex="10pt"/>
    </style:style>
    <style:style style:name="P6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08d6434" officeooo:paragraph-rsid="0111672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111672d" officeooo:paragraph-rsid="0111672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7e180c" officeooo:paragraph-rsid="0111672d" style:font-size-asian="1.75pt" style:font-size-complex="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fo:font-weight="normal" officeooo:rsid="00836a6e" officeooo:paragraph-rsid="0111672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000000" style:font-name="Source Sans Pro" fo:font-size="10pt" fo:language="en" fo:country="CA" fo:font-weight="normal" officeooo:rsid="009b3fc7" officeooo:paragraph-rsid="0111672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11987a3" officeooo:paragraph-rsid="011987a3" style:font-size-asian="14pt" style:font-size-complex="14pt"/>
    </style:style>
    <style:style style:name="P13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814dfa" officeooo:paragraph-rsid="00814dfa" style:font-size-asian="14pt" style:font-size-complex="14pt"/>
    </style:style>
    <style:style style:name="P14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7e180c" officeooo:paragraph-rsid="00ef6cdf" style:font-size-asian="14pt" style:font-size-complex="14pt"/>
    </style:style>
    <style:style style:name="P15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color="#009512" style:font-name="Source Sans Pro Light" fo:font-size="20pt" fo:language="en" fo:country="CA" officeooo:rsid="001a54e6" officeooo:paragraph-rsid="00e03c95" style:font-size-asian="20pt" style:font-size-complex="20pt"/>
    </style:style>
    <style:style style:name="P17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10bd59b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e6389" officeooo:paragraph-rsid="01184364" style:font-size-asian="11pt" style:font-size-complex="11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1987a3" officeooo:paragraph-rsid="011987a3" style:font-size-asian="11pt" style:font-size-complex="11pt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1130612" style:font-size-asian="11pt" style:font-weight-asian="normal" style:font-size-complex="11pt" style:font-weight-complex="normal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0eda07e" style:font-size-asian="11pt" style:font-weight-asian="normal" style:font-size-complex="11pt" style:font-weight-complex="normal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09b236" officeooo:paragraph-rsid="00f77db3" style:font-size-asian="11pt" style:font-weight-asian="normal" style:font-size-complex="11pt" style:font-weight-complex="normal"/>
    </style:style>
    <style:style style:name="P2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168880" officeooo:paragraph-rsid="01168880" style:font-size-asian="11pt" style:font-weight-asian="normal" style:font-size-complex="11pt" style:font-weight-complex="normal"/>
    </style:style>
    <style:style style:name="P2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9bd5c8" officeooo:paragraph-rsid="009bd5c8" style:font-size-asian="11pt" style:font-weight-asian="normal" style:font-size-complex="11pt" style:font-weight-complex="normal"/>
    </style:style>
    <style:style style:name="P2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62e86" officeooo:paragraph-rsid="0109b236" style:font-size-asian="10pt" style:font-weight-asian="normal" style:font-size-complex="10pt" style:font-weight-complex="normal"/>
    </style:style>
    <style:style style:name="P2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c5917" officeooo:paragraph-rsid="00ac5917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1169de3" style:font-size-asian="10pt" style:font-size-complex="10pt"/>
    </style:style>
    <style:style style:name="P3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d8b3b6" officeooo:paragraph-rsid="01169de3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aa3120" officeooo:paragraph-rsid="00d8b3b6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84a6cc" officeooo:paragraph-rsid="00eda07e" style:font-size-asian="1.75pt" style:font-size-complex="2pt"/>
    </style:style>
    <style:style style:name="P33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T1" style:family="text">
      <style:text-properties officeooo:rsid="0085cdb4"/>
    </style:style>
    <style:style style:name="T2" style:family="text">
      <style:text-properties officeooo:rsid="00927c07"/>
    </style:style>
    <style:style style:name="T3" style:family="text">
      <style:text-properties officeooo:rsid="0093bc9d"/>
    </style:style>
    <style:style style:name="T4" style:family="text">
      <style:text-properties officeooo:rsid="009728ea"/>
    </style:style>
    <style:style style:name="T5" style:family="text">
      <style:text-properties officeooo:rsid="00aed12f"/>
    </style:style>
    <style:style style:name="T6" style:family="text">
      <style:text-properties fo:color="#333333" officeooo:rsid="000fa4d7"/>
    </style:style>
    <style:style style:name="T7" style:family="text">
      <style:text-properties fo:color="#333333" fo:language="en" fo:country="US" officeooo:rsid="00f59896"/>
    </style:style>
    <style:style style:name="T8" style:family="text">
      <style:text-properties fo:color="#333333" fo:font-size="10pt" officeooo:rsid="00e03c95" style:font-size-asian="10pt" style:font-size-complex="10pt"/>
    </style:style>
    <style:style style:name="T9" style:family="text">
      <style:text-properties fo:color="#333333" fo:font-size="10pt" officeooo:rsid="00f59896" style:font-size-asian="10pt" style:font-size-complex="10pt"/>
    </style:style>
    <style:style style:name="T10" style:family="text">
      <style:text-properties officeooo:rsid="00bc4db3"/>
    </style:style>
    <style:style style:name="T11" style:family="text">
      <style:text-properties officeooo:rsid="00c9f48d"/>
    </style:style>
    <style:style style:name="T12" style:family="text">
      <style:text-properties style:font-name="Source Sans Pro" fo:font-size="11pt" style:font-size-asian="11pt" style:font-size-complex="11pt"/>
    </style:style>
    <style:style style:name="T13" style:family="text">
      <style:text-properties style:font-name="Source Sans Pro" fo:font-size="11pt" officeooo:rsid="00bc4db3" style:font-size-asian="11pt" style:font-size-complex="11pt"/>
    </style:style>
    <style:style style:name="T14" style:family="text">
      <style:text-properties style:font-name="Source Sans Pro" fo:font-size="11pt" officeooo:rsid="00cbf120" style:font-size-asian="11pt" style:font-size-complex="11pt"/>
    </style:style>
    <style:style style:name="T15" style:family="text">
      <style:text-properties style:font-name="Source Sans Pro" fo:font-size="11pt" officeooo:rsid="00b3094d" style:font-size-asian="11pt" style:font-size-complex="11pt"/>
    </style:style>
    <style:style style:name="T16" style:family="text">
      <style:text-properties style:font-name="Source Sans Pro" fo:font-size="11pt" officeooo:rsid="00ce5b55" style:font-size-asian="11pt" style:font-size-complex="11pt"/>
    </style:style>
    <style:style style:name="T17" style:family="text">
      <style:text-properties style:font-name="Source Sans Pro" fo:font-size="11pt" officeooo:rsid="00cf71a9" style:font-size-asian="11pt" style:font-size-complex="11pt"/>
    </style:style>
    <style:style style:name="T18" style:family="text">
      <style:text-properties style:font-name="Source Sans Pro" fo:font-size="11pt" officeooo:rsid="00ddebe1" style:font-size-asian="11pt" style:font-size-complex="11pt"/>
    </style:style>
    <style:style style:name="T19" style:family="text">
      <style:text-properties style:font-name="Source Sans Pro" fo:font-size="11pt" officeooo:rsid="00e66e9f" style:font-size-asian="11pt" style:font-size-complex="11pt"/>
    </style:style>
    <style:style style:name="T20" style:family="text">
      <style:text-properties style:font-name="Source Sans Pro" fo:font-size="11pt" officeooo:rsid="00f77db3" style:font-size-asian="11pt" style:font-size-complex="11pt"/>
    </style:style>
    <style:style style:name="T21" style:family="text">
      <style:text-properties style:font-name="Source Sans Pro" fo:font-size="11pt" officeooo:rsid="01060659" style:font-size-asian="11pt" style:font-size-complex="11pt"/>
    </style:style>
    <style:style style:name="T22" style:family="text">
      <style:text-properties style:font-name="Source Sans Pro" fo:font-size="11pt" officeooo:rsid="0109b236" style:font-size-asian="11pt" style:font-size-complex="11pt"/>
    </style:style>
    <style:style style:name="T23" style:family="text">
      <style:text-properties style:font-name="Source Sans Pro" fo:font-size="11pt" officeooo:rsid="010bd59b" style:font-size-asian="11pt" style:font-size-complex="11pt"/>
    </style:style>
    <style:style style:name="T24" style:family="text">
      <style:text-properties style:font-name="Source Sans Pro" fo:font-size="11pt" fo:language="en" fo:country="CA" style:font-size-asian="11pt" style:font-size-complex="11pt"/>
    </style:style>
    <style:style style:name="T25" style:family="text">
      <style:text-properties style:font-name="Source Sans Pro" fo:font-size="11pt" fo:language="en" fo:country="CA" officeooo:rsid="00d30378" style:font-size-asian="11pt" style:font-size-complex="11pt"/>
    </style:style>
    <style:style style:name="T26" style:family="text">
      <style:text-properties style:font-name="Source Sans Pro" fo:font-size="11pt" fo:language="en" fo:country="CA" officeooo:rsid="00ddebe1" style:font-size-asian="11pt" style:font-size-complex="11pt"/>
    </style:style>
    <style:style style:name="T27" style:family="text">
      <style:text-properties style:font-name="Source Sans Pro" fo:font-size="11pt" fo:language="en" fo:country="CA" officeooo:rsid="00fbba83" style:font-size-asian="11pt" style:font-size-complex="11pt"/>
    </style:style>
    <style:style style:name="T28" style:family="text">
      <style:text-properties style:font-name="Source Sans Pro" fo:font-size="11pt" fo:language="en" fo:country="CA" officeooo:rsid="00fc357d" style:font-size-asian="11pt" style:font-size-complex="11pt"/>
    </style:style>
    <style:style style:name="T29" style:family="text">
      <style:text-properties style:font-name="Source Sans Pro" fo:font-size="11pt" fo:language="en" fo:country="CA" officeooo:rsid="010bd59b" style:font-size-asian="11pt" style:font-size-complex="11pt"/>
    </style:style>
    <style:style style:name="T30" style:family="text">
      <style:text-properties style:font-name="Source Sans Pro" fo:font-size="11pt" fo:language="en" fo:country="CA" officeooo:rsid="011987a3" style:font-size-asian="11pt" style:font-size-complex="11pt"/>
    </style:style>
    <style:style style:name="T31" style:family="text">
      <style:text-properties style:font-name="Source Sans Pro" fo:font-size="11pt" fo:language="en" fo:country="CA" fo:font-weight="bold" style:font-size-asian="11pt" style:font-weight-asian="bold" style:font-size-complex="11pt" style:font-weight-complex="bold"/>
    </style:style>
    <style:style style:name="T32" style:family="text">
      <style:text-properties style:font-name="Source Sans Pro" fo:font-size="11pt" fo:language="en" fo:country="CA" fo:font-weight="bold" officeooo:rsid="00fc357d" style:font-size-asian="11pt" style:font-weight-asian="bold" style:font-size-complex="11pt" style:font-weight-complex="bold"/>
    </style:style>
    <style:style style:name="T33" style:family="text">
      <style:text-properties style:font-name="Source Sans Pro" fo:font-size="11pt" fo:language="en" fo:country="CA" fo:font-weight="normal" style:font-size-asian="11pt" style:font-weight-asian="normal" style:font-size-complex="11pt" style:font-weight-complex="normal"/>
    </style:style>
    <style:style style:name="T34" style:family="text">
      <style:text-properties style:font-name="Source Sans Pro" fo:font-size="11pt" fo:language="en" fo:country="CA" fo:font-weight="normal" officeooo:rsid="011987a3" style:font-size-asian="11pt" style:font-weight-asian="normal" style:font-size-complex="11pt" style:font-weight-complex="normal"/>
    </style:style>
    <style:style style:name="T35" style:family="text">
      <style:text-properties style:font-name="Source Sans Pro" fo:font-size="11pt" fo:language="en" fo:country="CA" fo:font-weight="normal" officeooo:rsid="00fb08cf" style:font-size-asian="11pt" style:font-weight-asian="normal" style:font-size-complex="11pt" style:font-weight-complex="normal"/>
    </style:style>
    <style:style style:name="T36" style:family="text">
      <style:text-properties style:font-name="Source Sans Pro" fo:font-size="11pt" fo:language="en" fo:country="CA" fo:font-weight="normal" officeooo:rsid="00ddebe1" style:font-size-asian="11pt" style:font-weight-asian="normal" style:font-size-complex="11pt" style:font-weight-complex="normal"/>
    </style:style>
    <style:style style:name="T37" style:family="text">
      <style:text-properties style:font-name="Source Sans Pro" fo:font-size="11pt" fo:language="en" fo:country="CA" fo:font-weight="normal" officeooo:rsid="0110607e" style:font-size-asian="11pt" style:font-weight-asian="normal" style:font-size-complex="11pt" style:font-weight-complex="normal"/>
    </style:style>
    <style:style style:name="T38" style:family="text">
      <style:text-properties style:font-name="Source Sans Pro" fo:font-size="11pt" fo:language="en" fo:country="CA" fo:font-weight="normal" officeooo:rsid="00fc357d" style:font-size-asian="11pt" style:font-weight-asian="normal" style:font-size-complex="11pt" style:font-weight-complex="normal"/>
    </style:style>
    <style:style style:name="T39" style:family="text">
      <style:text-properties style:font-name="Source Sans Pro" fo:font-size="11pt" fo:language="en" fo:country="CA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font-name="Source Sans Pro" fo:font-size="11pt" fo:language="en" fo:country="CA" fo:font-style="italic" fo:font-weight="normal" officeooo:rsid="00fc357d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Source Sans Pro" fo:font-size="11pt" fo:language="en" fo:country="US" officeooo:rsid="00d9744e" style:font-size-asian="11pt" style:font-size-complex="11pt"/>
    </style:style>
    <style:style style:name="T42" style:family="text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Source Sans Pro" fo:font-size="11pt" fo:font-weight="normal" officeooo:rsid="010bd59b" style:font-size-asian="11pt" style:font-weight-asian="normal" style:font-size-complex="11pt" style:font-weight-complex="normal"/>
    </style:style>
    <style:style style:name="T44" style:family="text">
      <style:text-properties officeooo:rsid="00ce5b55"/>
    </style:style>
    <style:style style:name="T45" style:family="text">
      <style:text-properties officeooo:rsid="00dcf63d"/>
    </style:style>
    <style:style style:name="T46" style:family="text">
      <style:text-properties fo:color="#000000" officeooo:rsid="00836a6e"/>
    </style:style>
    <style:style style:name="T47" style:family="text">
      <style:text-properties fo:color="#000000" officeooo:rsid="009b3fc7"/>
    </style:style>
    <style:style style:name="T48" style:family="text">
      <style:text-properties fo:color="#000000" officeooo:rsid="011987a3"/>
    </style:style>
    <style:style style:name="T49" style:family="text">
      <style:text-properties officeooo:rsid="00e38735"/>
    </style:style>
    <style:style style:name="T50" style:family="text">
      <style:text-properties fo:font-style="normal" officeooo:rsid="0087b8a5" style:font-style-asian="normal" style:font-style-complex="normal"/>
    </style:style>
    <style:style style:name="T51" style:family="text">
      <style:text-properties fo:font-style="normal" officeooo:rsid="00f3c3ae" style:font-style-asian="normal" style:font-style-complex="normal"/>
    </style:style>
    <style:style style:name="T52" style:family="text">
      <style:text-properties fo:font-style="normal" officeooo:rsid="0114aa5c" style:font-style-asian="normal" style:font-style-complex="normal"/>
    </style:style>
    <style:style style:name="T53" style:family="text">
      <style:text-properties fo:font-style="normal" officeooo:rsid="011704db" style:font-style-asian="normal" style:font-style-complex="normal"/>
    </style:style>
    <style:style style:name="T54" style:family="text">
      <style:text-properties fo:font-style="normal" officeooo:rsid="011987a3" style:font-style-asian="normal" style:font-style-complex="normal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f59896" style:font-size-asian="10pt" style:font-size-complex="10pt"/>
    </style:style>
    <style:style style:name="T57" style:family="text">
      <style:text-properties officeooo:rsid="00f90671"/>
    </style:style>
    <style:style style:name="T58" style:family="text">
      <style:text-properties officeooo:rsid="00fb08cf"/>
    </style:style>
    <style:style style:name="T59" style:family="text">
      <style:text-properties officeooo:rsid="010241a1"/>
    </style:style>
    <style:style style:name="T60" style:family="text">
      <style:text-properties officeooo:rsid="0109b236"/>
    </style:style>
    <style:style style:name="T61" style:family="text">
      <style:text-properties officeooo:rsid="010bd59b"/>
    </style:style>
    <style:style style:name="T62" style:family="text">
      <style:text-properties officeooo:rsid="011704db"/>
    </style:style>
    <style:style style:name="T63" style:family="text">
      <style:text-properties officeooo:rsid="011780a3"/>
    </style:style>
    <style:style style:name="T64" style:family="text">
      <style:text-properties officeooo:rsid="01184364"/>
    </style:style>
    <style:style style:name="T65" style:family="text">
      <style:text-properties officeooo:rsid="0118843a"/>
    </style:style>
    <style:style style:name="T66" style:family="text">
      <style:text-properties officeooo:rsid="011987a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bc4d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ustin Michaud<text:span text:style-name="T41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8">Portfolio:</text:span><text:span text:style-name="T55"> </text:span><text:a xlink:type="simple" xlink:href="http://justinmichaud.com/" text:style-name="Internet_20_link" text:visited-style-name="Visited_20_Internet_20_Link"><text:span text:style-name="T55">http://justinmichaud.com</text:span></text:a></text:p>
          </table:table-cell>
          <table:table-cell table:style-name="Table1.A1" office:value-type="string">
            <text:p text:style-name="P1"><text:span text:style-name="T8">Github:</text:span><text:span text:style-name="T55"> </text:span><text:a xlink:type="simple" xlink:href="http://github.com/jtjj222/" text:style-name="Internet_20_link" text:visited-style-name="Visited_20_Internet_20_Link"><text:span text:style-name="T55">http://github.com/jtjj222/</text:span></text:a></text:p>
          </table:table-cell>
        </table:table-row>
        <table:table-row>
          <table:table-cell table:style-name="Table1.A1" office:value-type="string">
            <text:p text:style-name="P2"><text:span text:style-name="T9">Email</text:span><text:span text:style-name="T56">: </text:span><text:a xlink:type="simple" xlink:href="mailto:hello@justinmichaud.com" text:style-name="Internet_20_link" text:visited-style-name="Visited_20_Internet_20_Link"><text:span text:style-name="T55">hello@justinmichaud.com</text:span></text:a></text:p>
          </table:table-cell>
          <table:table-cell table:style-name="Table1.A1" office:value-type="string">
            <text:p text:style-name="P4"><text:span text:style-name="T7">Tel: </text:span><text:span text:style-name="T6">(226) 505-5463</text:span></text:p>
          </table:table-cell>
        </table:table-row>
      </table:table>
      <text:p text:style-name="P12">Skills</text:p>
      <text:list xml:id="list8272416033563532071" text:style-name="L1">
        <text:list-item>
          <text:p text:style-name="P18"><text:span text:style-name="T64">Experience</text:span> <text:span text:style-name="T65">with</text:span> Java <text:span text:style-name="T63">and</text:span> Web <text:span text:style-name="T65">development</text:span>, <text:span text:style-name="T64">some experience with TCP and UDP network protocols, </text:span>Android, <text:span text:style-name="T63">Python, PHP, <text:s/>SQL, Linux, OpenGL, Arduino, have used C++, Racket (lisp)</text:span></text:p>
        </text:list-item>
        <text:list-item>
          <text:p text:style-name="P19">Experience collecting and iterating upon requirements from non-technical users</text:p>
        </text:list-item>
      </text:list>
      <text:p text:style-name="P14">Employment History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10">Sudbury Action Centre for Youth</text:p>
          </table:table-cell>
          <table:table-cell office:value-type="string">
            <text:p text:style-name="P6"><text:span text:style-name="T4">Software Development </text:span>Contractor</text:p>
          </table:table-cell>
          <table:table-cell office:value-type="string">
            <text:p text:style-name="P9"><text:span text:style-name="T48">Aug.</text:span><text:span text:style-name="T46"> – </text:span><text:span text:style-name="T48">Sept.</text:span><text:span text:style-name="T47"> 2016</text:span></text:p>
          </table:table-cell>
        </table:table-row>
      </table:table>
      <text:list xml:id="list214542136276559" text:continue-numbering="true" text:style-name="L1">
        <text:list-header>
          <text:p text:style-name="P32"/>
        </text:list-header>
        <text:list-item>
          <text:p text:style-name="P21"><text:span text:style-name="T62">Developed/deployed </text:span>web application<text:span text:style-name="T2"> </text:span>to track <text:span text:style-name="T45">clients, donations and services using Python and Django; eliminated a labour shift, collected statistics to seek funding and find areas to improve</text:span></text:p>
        </text:list-item>
        <text:list-item>
          <text:p text:style-name="P22"><text:span text:style-name="T52">Collect</text:span><text:span text:style-name="T54">ed</text:span><text:span text:style-name="T50"> requirements </text:span><text:span text:style-name="T53">and feedback to </text:span><text:span text:style-name="T50">ensure </text:span><text:span text:style-name="T53">business </text:span><text:span text:style-name="T50">value </text:span><text:span text:style-name="T51">was created</text:span></text:p>
        </text:list-item>
      </text:list>
      <text:p text:style-name="P5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0">YMCA of Sudbury</text:p>
          </table:table-cell>
          <table:table-cell office:value-type="string">
            <text:p text:style-name="P7">Software Developer &amp; I.T. Assistant</text:p>
          </table:table-cell>
          <table:table-cell office:value-type="string">
            <text:p text:style-name="P11"><text:span text:style-name="T66">June</text:span> 2014 to <text:span text:style-name="T66">Sept.</text:span> 2016</text:p>
          </table:table-cell>
        </table:table-row>
      </table:table>
      <text:p text:style-name="P8"/>
      <text:list xml:id="list214540898783655" text:continue-numbering="true" text:style-name="L1">
        <text:list-item>
          <text:p text:style-name="P26"><text:span text:style-name="T16">Developed</text:span><text:span text:style-name="T12"> </text:span><text:span text:style-name="T13">open-source</text:span><text:span text:style-name="T15"> </text:span><text:span text:style-name="T21">remote </text:span><text:span text:style-name="T14">support tool </text:span><text:span text:style-name="T22">u</text:span><text:span text:style-name="T21">s</text:span><text:span text:style-name="T22">ing</text:span><text:span text:style-name="T21"> Java, Netty and</text:span><text:span text:style-name="T20"> </text:span><text:span text:style-name="T19">UDP </text:span><text:span text:style-name="T17">hole-punching </text:span><text:span text:style-name="T20">to </text:span><text:span text:style-name="T22">tunnel</text:span><text:span text:style-name="T20"> TCP connections without port forwarding; </text:span><text:span text:style-name="T22">U</text:span><text:span text:style-name="T21">sed less data, </text:span><text:span text:style-name="T22">was easier to use </text:span><text:span text:style-name="T21">than existing solutions</text:span></text:p>
        </text:list-item>
        <text:list-item>
          <text:p text:style-name="P23">Built public job board using PHP and MySQL; used by hundreds of clients, ~20 job councillors</text:p>
          <text:list>
            <text:list-item>
              <text:p text:style-name="P24">Introduced the use of Twig templates to separate display and business logic and eliminate XSS and CSRF vulnerabilities, prepared queries to eliminate SQL injection vulnerabilities</text:p>
            </text:list-item>
          </text:list>
        </text:list-item>
        <text:list-item>
          <text:p text:style-name="P24">Introduced git and basic documentation practices to development workflow</text:p>
        </text:list-item>
        <text:list-item>
          <text:p text:style-name="P25"><text:span text:style-name="T60">Wrote</text:span> <text:span text:style-name="T10">Python</text:span> <text:span text:style-name="T57">scripts </text:span>to <text:span text:style-name="T57">manage</text:span> <text:span text:style-name="T44">public resource Linux computers, with guest sessions,</text:span> automatic logout, <text:span text:style-name="T5">and remote management; reduced maintenance costs, increased security, and enforced usage policies</text:span></text:p>
        </text:list-item>
        <text:list-item>
          <text:p text:style-name="P20"><text:span text:style-name="T67">Created </text:span><text:span text:style-name="T68">web application that t</text:span>rack<text:span text:style-name="T11">ed </text:span>camper purchases; <text:span text:style-name="T49">saved ~20 hours per week in repetitive and error-prone calculations, produced actionable statistics</text:span></text:p>
        </text:list-item>
      </text:list>
      <text:p text:style-name="P13">Interests / <text:span text:style-name="T1">Projects</text:span></text:p>
      <text:p text:style-name="P17"><text:span text:style-name="T61">E</text:span>verything from <text:span text:style-name="T3">playing oboe in the Waterloo Orchestra</text:span> <text:span text:style-name="T58">to messing around with lasers at Hack the North to <text:s/>playing games on my </text:span>Commodore 64</text:p>
      <text:list xml:id="list214541100032236" text:continue-numbering="true" text:style-name="L1">
        <text:list-item>
          <text:p text:style-name="P29"><text:span text:style-name="T30">W</text:span><text:span text:style-name="T34">ork in progress: </text:span><text:span text:style-name="T35">Contributed</text:span><text:span text:style-name="T36"> </text:span><text:span text:style-name="T37">Gesture Typing feature </text:span><text:span text:style-name="T38">to the</text:span><text:span text:style-name="T33"> AnySoftKeyboard project </text:span><text:span text:style-name="T38">to create</text:span><text:span text:style-name="T33"> the </text:span><text:span text:style-name="T39">first Open Source </text:span><text:span text:style-name="T40">swipe</text:span><text:span text:style-name="T39"> keyboard</text:span><text:span text:style-name="T33"> for Android</text:span></text:p>
          <text:list>
            <text:list-item>
              <text:p text:style-name="P30"><text:span text:style-name="T29">G</text:span><text:span text:style-name="T26">enera</text:span><text:span text:style-name="T28">tes</text:span><text:span text:style-name="T26"> simulated paths for possible words and compar</text:span><text:span text:style-name="T28">es</text:span><text:span text:style-name="T26"> them to the user input</text:span></text:p>
            </text:list-item>
          </text:list>
        </text:list-item>
        <text:list-item>
          <text:p text:style-name="P31"><text:span text:style-name="T27">Created a</text:span><text:span text:style-name="T24"> shooter game for Google Cardboard </text:span><text:span text:style-name="T27">with Java and OpenGL</text:span><text:span text:style-name="T24"> that uses </text:span><text:span text:style-name="T27">BoofCV running on a laptop</text:span><text:span text:style-name="T24"> to track </text:span><text:span text:style-name="T25">the position of </text:span><text:span text:style-name="T29">player’s</text:span><text:span text:style-name="T24"> head, </text:span><text:span text:style-name="T27">allowing </text:span><text:span text:style-name="T29">them</text:span><text:span text:style-name="T27"> to shoot enemies and dodge obstacles</text:span></text:p>
        </text:list-item>
        <text:list-item>
          <text:p text:style-name="P27"><text:span text:style-name="T12">Work in progress: </text:span><text:span text:style-name="T23">Arduino project to </text:span><text:span text:style-name="T12">create cheap </text:span><text:span text:style-name="T18">VR motion tracking, u</text:span><text:span text:style-name="T12">sing mirrors to scan line-lasers across the room </text:span><text:span text:style-name="T18">and IR to synchronize the </text:span><text:span text:style-name="T23">emitter</text:span><text:span text:style-name="T18">/receiver</text:span></text:p>
        </text:list-item>
        <text:list-item>
          <text:p text:style-name="P28"><text:span text:style-name="T18">A</text:span><text:span text:style-name="T12">n</text:span><text:span text:style-name="T18"> Open Source Android transit application using the Sudbury Open Data API, available on F-Droid</text:span></text:p>
          <text:p text:style-name="P33"><text:span text:style-name="T42">More </text:span><text:span text:style-name="T43">projects</text:span><text:span text:style-name="T42"> and source code available at </text:span><text:a xlink:type="simple" xlink:href="http://justinmichaud.com/" text:style-name="Internet_20_link" text:visited-style-name="Visited_20_Internet_20_Link"><text:span text:style-name="T42">http://justinmichaud.com</text:span></text:a><text:span text:style-name="T42"> </text:span></text:p>
        </text:list-item>
      </text:list>
      <text:p text:style-name="P15">Education</text:p>
      <text:p text:style-name="P3">September 2016 to Present – <text:span text:style-name="T59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17T21:45:40.063977687</dc:date>
    <meta:editing-duration>PT21H51M26S</meta:editing-duration>
    <meta:editing-cycles>230</meta:editing-cycles>
    <meta:generator>LibreOffice/5.1.4.2$Linux_X86_64 LibreOffice_project/10m0$Build-2</meta:generator>
    <meta:document-statistic meta:table-count="3" meta:image-count="0" meta:object-count="0" meta:page-count="1" meta:paragraph-count="34" meta:word-count="409" meta:character-count="2735" meta:non-whitespace-character-count="2370"/>
  </office:meta>
</office:document-meta>
</file>